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à la limite<text:line-break/>juste au bord<text:line-break/>là où j'aligne<text:line-break/>des petits cailloux<text:line-break/>sur la courbe<text:line-break/>qui sillonne entre<text:line-break/>comme un lézard<text:line-break/>entre les lézardes<text:line-break/>aux bras croisés</text:p>
      <text:p text:style-name="Standard_20_gauche"/>
      <text:p text:style-name="Standard_20_gauche">à la frontière<text:line-break/>un peu en deçà<text:line-break/>peut-être pas de l'au-delà mais<text:line-break/>du moins de là-bas juste<text:line-break/>sur l'arrête ou<text:line-break/>presque<text:line-break/>au bout du bout entre<text:line-break/>les doigts boudinés<text:line-break/>du géant devos<text:line-break/>funambule aux ailes déployées</text:p>
      <text:p text:style-name="Standard_20_gauche"/>
      <text:p text:style-name="Standard_20_gauche">à la bordure<text:line-break/>dans le voisinage de la dernière borne<text:line-break/>au commencement comme<text:line-break/>aux confins<text:line-break/>le violon d'icelle noue<text:line-break/>la gorge gonfle les poumons<text:line-break/>une tension s'élance vers<text:line-break/>la chute<text:line-break/>existe-t-il d'autre<text:line-break/>richesse que la perte<text:line-break/>abordée<text:line-break/>lorsqu'elle est abordable<text:line-break/>pensée<text:line-break/>lorsqu'elle est pensable<text:line-break/>et soudain en une seconde<text:line-break/>éclat de lumière<text:line-break/>une compréhension sans<text:line-break/>raison ni méthode<text:line-break/>éclat de lumière<text:line-break/>dans sa chute<text:line-break/>bien sûr</text:p>
      <text:p text:style-name="Standard_20_gauche"/>
      <text:p text:style-name="Standard_20_gauche">un sourire<text:line-break/>un ressa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30_au_bord<text:tab/><text:tab/><text:date style:data-style-name="N106" text:date-value="2011-06-14T20:30:18.99" text:fixed="true">mardi, 14 juin 2011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20:30:19</meta:creation-date>
    <dc:title>prise2notes</dc:title>
    <meta:editing-duration>PT14M31S</meta:editing-duration>
    <meta:editing-cycles>3</meta:editing-cycles>
    <meta:generator>LibreOffice/3.3$Linux LibreOffice_project/330m19$Build-202</meta:generator>
    <meta:initial-creator>iGor </meta:initial-creator>
    <dc:date>2011-06-14T21:00:00</dc:date>
    <dc:creator>iGor </dc:creator>
    <meta:document-statistic meta:table-count="0" meta:image-count="0" meta:object-count="0" meta:page-count="1" meta:paragraph-count="6" meta:word-count="139" meta:character-count="810"/>
    <meta:template xlink:type="simple" xlink:actuate="onRequest" xlink:title="prise2notes" xlink:href="../../../../../Modèles/prise2notes.ott" meta:date="2011-06-14T20:30:17"/>
  </office:meta>
</office:document-meta>
</file>